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, Menlo, Monaco, 'Ubuntu Mono', Consolas, 'Lucida Console', 'Courier New', 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525in" table:align="margins"/>
    </style:style>
    <style:style style:name="Table1.A" style:family="table-column">
      <style:table-column-properties style:column-width="1.9319in" style:rel-column-width="9362*"/>
    </style:style>
    <style:style style:name="Table1.E" style:family="table-column">
      <style:table-column-properties style:column-width="5.7965in" style:rel-column-width="280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1bd580"/>
    </style:style>
    <style:style style:name="P2" style:family="paragraph" style:parent-style-name="Table_20_Contents">
      <style:text-properties style:font-name="Ubuntu"/>
    </style:style>
    <style:style style:name="P3" style:family="paragraph" style:parent-style-name="Table_20_Contents">
      <style:text-properties style:font-name="Ubuntu" officeooo:rsid="001dae49" officeooo:paragraph-rsid="001dae49"/>
    </style:style>
    <style:style style:name="P4" style:family="paragraph" style:parent-style-name="Table_20_Contents">
      <style:text-properties style:font-name="Ubuntu" officeooo:rsid="001edccf" officeooo:paragraph-rsid="001edccf"/>
    </style:style>
    <style:style style:name="P5" style:family="paragraph" style:parent-style-name="Table_20_Contents">
      <style:text-properties fo:font-variant="normal" fo:text-transform="none" fo:color="#dddddd" style:font-name="Source Code Pro" fo:font-size="9pt" fo:letter-spacing="normal" fo:font-style="normal" fo:font-weight="normal"/>
    </style:style>
    <style:style style:name="P6" style:family="paragraph" style:parent-style-name="Table_20_Contents">
      <style:text-properties style:font-name="Ubuntu"/>
    </style:style>
    <style:style style:name="P7" style:family="paragraph" style:parent-style-name="Table_20_Contents">
      <style:text-properties style:font-name="Ubuntu" fo:font-size="11pt" style:font-size-asian="11pt" style:font-size-complex="11pt"/>
    </style:style>
    <style:style style:name="P8" style:family="paragraph" style:parent-style-name="Table_20_Contents">
      <style:text-properties style:font-name="Ubuntu" fo:font-size="11pt" officeooo:paragraph-rsid="001f9397" style:font-size-asian="11pt" style:font-size-complex="11pt"/>
    </style:style>
    <style:style style:name="P9" style:family="paragraph" style:parent-style-name="Table_20_Contents">
      <style:text-properties style:font-name="Ubuntu" officeooo:rsid="001edccf" officeooo:paragraph-rsid="001edccf"/>
    </style:style>
    <style:style style:name="P10" style:family="paragraph" style:parent-style-name="Table_20_Contents">
      <style:text-properties style:font-name="Ubuntu" officeooo:rsid="001edccf" officeooo:paragraph-rsid="00201cc5"/>
    </style:style>
    <style:style style:name="P11" style:family="paragraph" style:parent-style-name="Table_20_Contents">
      <style:text-properties style:font-name="Ubuntu" officeooo:rsid="001f9397" officeooo:paragraph-rsid="001f9397"/>
    </style:style>
    <style:style style:name="P12" style:family="paragraph" style:parent-style-name="Table_20_Contents">
      <style:text-properties style:font-name="Ubuntu" officeooo:rsid="001f9397" officeooo:paragraph-rsid="00201cc5"/>
    </style:style>
    <style:style style:name="P13" style:family="paragraph" style:parent-style-name="Table_20_Contents">
      <style:text-properties style:font-name="Ubuntu" officeooo:rsid="00201cc5" officeooo:paragraph-rsid="00201cc5"/>
    </style:style>
    <style:style style:name="P14" style:family="paragraph" style:parent-style-name="Table_20_Contents">
      <style:text-properties style:font-name="Ubuntu" officeooo:paragraph-rsid="00227c14"/>
    </style:style>
    <style:style style:name="P15" style:family="paragraph" style:parent-style-name="Table_20_Contents">
      <style:text-properties style:font-name="Ubuntu" officeooo:rsid="00233bc8" officeooo:paragraph-rsid="00233bc8"/>
    </style:style>
    <style:style style:name="P16" style:family="paragraph" style:parent-style-name="Table_20_Contents">
      <style:text-properties style:font-name="Ubuntu" officeooo:paragraph-rsid="00245068"/>
    </style:style>
    <style:style style:name="P17" style:family="paragraph" style:parent-style-name="Table_20_Contents">
      <style:text-properties fo:font-variant="normal" fo:text-transform="none" fo:color="#dddddd" style:font-name="Source Code Pro" fo:font-size="9pt" fo:letter-spacing="normal" fo:font-style="normal" fo:font-weight="normal"/>
    </style:style>
    <style:style style:name="P18" style:family="paragraph" style:parent-style-name="Table_20_Contents" style:list-style-name="L1"/>
    <style:style style:name="P19" style:family="paragraph" style:parent-style-name="Table_20_Contents" style:list-style-name="L1">
      <style:text-properties officeooo:rsid="00206a28" officeooo:paragraph-rsid="00206a28"/>
    </style:style>
    <style:style style:name="P20" style:family="paragraph" style:parent-style-name="Table_20_Contents" style:list-style-name="L1">
      <style:text-properties officeooo:rsid="00209bcd" officeooo:paragraph-rsid="00209bcd"/>
    </style:style>
    <style:style style:name="P21" style:family="paragraph" style:parent-style-name="Header">
      <style:text-properties officeooo:rsid="001f9397" officeooo:paragraph-rsid="001f9397"/>
    </style:style>
    <style:style style:name="T1" style:family="text">
      <style:text-properties style:font-name="Ubuntu"/>
    </style:style>
    <style:style style:name="T2" style:family="text">
      <style:text-properties style:font-name="Ubuntu" officeooo:rsid="00206a28"/>
    </style:style>
    <style:style style:name="T3" style:family="text">
      <style:text-properties style:font-name="Ubuntu" officeooo:rsid="00233bc8"/>
    </style:style>
    <style:style style:name="T4" style:family="text">
      <style:text-properties fo:color="#0066b3"/>
    </style:style>
    <style:style style:name="T5" style:family="text">
      <style:text-properties fo:color="#000000" style:font-name="Ubuntu" fo:font-weight="bold" style:font-weight-asian="bold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officeooo:rsid="001f9397"/>
    </style:style>
    <style:style style:name="T8" style:family="text">
      <style:text-properties officeooo:rsid="00201cc5"/>
    </style:style>
    <style:style style:name="T9" style:family="text">
      <style:text-properties fo:color="#1b75bc"/>
    </style:style>
    <style:style style:name="T10" style:family="text">
      <style:text-properties fo:color="#1b75bc" officeooo:rsid="00201cc5"/>
    </style:style>
    <style:style style:name="T11" style:family="text">
      <style:text-properties officeooo:rsid="00206a28"/>
    </style:style>
    <style:style style:name="T12" style:family="text">
      <style:text-properties officeooo:rsid="00227c14"/>
    </style:style>
    <style:style style:name="T13" style:family="text">
      <style:text-properties officeooo:rsid="00245068"/>
    </style:style>
    <style:style style:name="T14" style:family="text">
      <style:text-properties officeooo:rsid="0024c2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column table:style-name="Table1.E"/>
        <table:table-row>
          <table:table-cell table:style-name="Table1.A1" office:value-type="string">
            <text:p text:style-name="P3">Function</text:p>
          </table:table-cell>
          <table:table-cell table:style-name="Table1.A1" office:value-type="string">
            <text:p text:style-name="P3">Request type</text:p>
          </table:table-cell>
          <table:table-cell table:style-name="Table1.A1" office:value-type="string">
            <text:p text:style-name="P3">Parameters</text:p>
          </table:table-cell>
          <table:table-cell table:style-name="Table1.A1" office:value-type="string">
            <text:p text:style-name="P4">URL<text:span text:style-name="T14">(sample)</text:span></text:p>
          </table:table-cell>
          <table:table-cell table:style-name="Table1.E1" office:value-type="string">
            <text:p text:style-name="P4">Response(sample)</text:p>
          </table:table-cell>
        </table:table-row>
        <table:table-row>
          <table:table-cell table:style-name="Table1.A2" office:value-type="string">
            <text:p text:style-name="P11">Get all Categories</text:p>
          </table:table-cell>
          <table:table-cell table:style-name="Table1.A2" office:value-type="string">
            <text:p text:style-name="P11">GET</text:p>
          </table:table-cell>
          <table:table-cell table:style-name="Table1.A2" office:value-type="string">
            <text:p text:style-name="P12">api_token<text:span text:style-name="T8">=</text:span><text:span text:style-name="T10">9af18a5bd6d4bafb8c418c5b79fa6d7ba9899ad717e7825131378d143eae</text:span></text:p>
          </table:table-cell>
          <table:table-cell table:style-name="Table1.A2" office:value-type="string">
            <text:p text:style-name="P5"><text:span text:style-name="T6">http://45.63.115.17/api/categories?api_token=</text:span><text:span text:style-name="T4">9af18a5bd6d4bafb8c418c5b79fa6d7ba9899ad717e7825131378d143eae</text:span></text:p>
          </table:table-cell>
          <table:table-cell table:style-name="Table1.E2" office:value-type="string">
            <text:p text:style-name="P8">[</text:p>
            <text:p text:style-name="P8"><text:tab/>{</text:p>
            <text:p text:style-name="P8"><text:tab/><text:tab/>"id": 1,</text:p>
            <text:p text:style-name="P8"><text:tab/><text:tab/>"name": "Men",</text:p>
            <text:p text:style-name="P8"><text:tab/><text:tab/>"logo": null,</text:p>
            <text:p text:style-name="P8"><text:tab/><text:tab/>"created_at": "2018-02-04 21:23:21",</text:p>
            <text:p text:style-name="P8"><text:tab/><text:tab/>"updated_at": "2018-02-04 21:23:21"</text:p>
            <text:p text:style-name="P8"><text:tab/>},</text:p>
            <text:p text:style-name="P8"><text:tab/>{</text:p>
            <text:p text:style-name="P8"><text:tab/><text:tab/>"id": 2,</text:p>
            <text:p text:style-name="P8"><text:tab/><text:tab/>"name": "Women",</text:p>
            <text:p text:style-name="P8"><text:tab/><text:tab/>"logo": null,</text:p>
            <text:p text:style-name="P8"><text:tab/><text:tab/>"created_at": "2018-02-04 21:23:33",</text:p>
            <text:p text:style-name="P8"><text:tab/><text:tab/>"updated_at": "2018-02-04 21:23:33"</text:p>
            <text:p text:style-name="P8"><text:tab/>}</text:p>
            <text:p text:style-name="P8"/>
            <text:p text:style-name="P8">]</text:p>
          </table:table-cell>
        </table:table-row>
        <table:table-row>
          <table:table-cell table:style-name="Table1.A2" office:value-type="string">
            <text:p text:style-name="P4">Get Categor<text:span text:style-name="T7">y</text:span> <text:span text:style-name="T7">content</text:span></text:p>
            <text:p text:style-name="P11">(e.g category with id=3)</text:p>
          </table:table-cell>
          <table:table-cell table:style-name="Table1.A2" office:value-type="string">
            <text:p text:style-name="P4">GET</text:p>
          </table:table-cell>
          <table:table-cell table:style-name="Table1.A2" office:value-type="string">
            <text:p text:style-name="P10">api_token<text:span text:style-name="T8">=</text:span><text:span text:style-name="T10">9af18a5bd6d4bafb8c418c5b79fa6d7ba9899ad717e7825131378d143eae</text:span></text:p>
            <text:p text:style-name="P4"/>
          </table:table-cell>
          <table:table-cell table:style-name="Table1.A2" office:value-type="string">
            <text:p text:style-name="P5"><text:span text:style-name="T5">http://45.63.115.17/api/categories/3?api_token=</text:span><text:span text:style-name="T4">9af18a5bd6d4bafb8c418c5b79fa6d7ba9899ad717e7825131378d143eae</text:span></text:p>
          </table:table-cell>
          <table:table-cell table:style-name="Table1.E2" office:value-type="string">
            <text:p text:style-name="P8">[</text:p>
            <text:p text:style-name="P8"><text:s text:c="6"/>{</text:p>
            <text:p text:style-name="P7"><text:tab/><text:tab/>"id": 2,</text:p>
            <text:p text:style-name="P7"><text:tab/><text:tab/>"name": "IPHONE 6",</text:p>
            <text:p text:style-name="P7"><text:tab/><text:tab/>"description": "32GB, GOOD CONDITION",</text:p>
            <text:p text:style-name="P7"><text:tab/><text:tab/>"price": 50000,</text:p>
            <text:p text:style-name="P7"><text:tab/><text:tab/>"featuredImage1": "12224-26-3.jpg",</text:p>
            <text:p text:style-name="P7"><text:tab/><text:tab/>"featuredImage2": "apple-iphone-6-original-imaeymdqs5gm5xkz.jpeg",</text:p>
            <text:p text:style-name="P7"><text:tab/><text:tab/>"featuredImage3": "hjbvj.jpeg",</text:p>
            <text:p text:style-name="P7"><text:tab/><text:tab/>"featuredImage4": "index.jpeg",</text:p>
            <text:p text:style-name="P7"><text:tab/><text:tab/>"featuredImage5": "KHIP6xxGRY-webres.jpg",</text:p>
            <text:p text:style-name="P7"><text:tab/><text:tab/>"created_at": "2018-02-04 21:28:21",</text:p>
            <text:p text:style-name="P7"><text:tab/><text:tab/>"updated_at": "2018-02-04 21:28:21",</text:p>
            <text:p text:style-name="P7"><text:tab/><text:tab/>"category_id": 3,</text:p>
            <text:p text:style-name="P7"><text:tab/><text:tab/>"customer_id": null</text:p>
            <text:p text:style-name="P7"><text:tab/>}</text:p>
            <text:p text:style-name="P7">]</text:p>
          </table:table-cell>
        </table:table-row>
        <table:table-row>
          <table:table-cell table:style-name="Table1.A2" office:value-type="string">
            <text:p text:style-name="P13">Get Paritcular product</text:p>
          </table:table-cell>
          <table:table-cell table:style-name="Table1.A2" office:value-type="string">
            <text:p text:style-name="P13">GET</text:p>
          </table:table-cell>
          <table:table-cell table:style-name="Table1.A2" office:value-type="string">
            <text:p text:style-name="P13">api_token=<text:span text:style-name="T9">9af18a5bd6d4bafb8c418c5b79fa6d7ba9899ad717e7825131378d143eae</text:span></text:p>
          </table:table-cell>
          <table:table-cell table:style-name="Table1.A2" office:value-type="string">
            <text:p text:style-name="P2">http://45.63.115.17/api/products/2?api_token=<text:span text:style-name="T9">9af18a5bd6d4bafb8c418c5b79fa6d7ba9899ad717e7825131378d143eae</text:span></text:p>
          </table:table-cell>
          <table:table-cell table:style-name="Table1.E2" office:value-type="string">
            <text:p text:style-name="P2">{</text:p>
            <text:p text:style-name="P2"><text:tab/>"id": 2,</text:p>
            <text:p text:style-name="P2"><text:tab/>"name": "IPHONE 6",</text:p>
            <text:p text:style-name="P2"><text:tab/>"description": "32GB, GOOD CONDITION",</text:p>
            <text:p text:style-name="P2"><text:tab/>"price": 50000,</text:p>
            <text:p text:style-name="P2"><text:tab/>"featuredImage1": "12224-26-3.jpg",</text:p>
            <text:p text:style-name="P2"><text:tab/>"featuredImage2": "apple-iphone-6-original-imaeymdqs5gm5xkz.jpeg",</text:p>
            <text:p text:style-name="P2"><text:tab/>"featuredImage3": "hjbvj.jpeg",</text:p>
            <text:p text:style-name="P2"><text:tab/>"featuredImage4": "index.jpeg",</text:p>
            <text:p text:style-name="P2"><text:tab/>"featuredImage5": "KHIP6xxGRY-webres.jpg",</text:p>
            <text:p text:style-name="P2"><text:tab/>"created_at": "2018-02-04 21:28:21",</text:p>
            <text:p text:style-name="P2"><text:tab/>"updated_at": "2018-02-04 21:28:21",</text:p>
            <text:p text:style-name="P2"><text:tab/>"category_id": 3,</text:p>
            <text:p text:style-name="P2"><text:tab/>"customer_id": null</text:p>
            <text:p text:style-name="P2">}</text:p>
          </table:table-cell>
        </table:table-row>
        <table:table-row>
          <table:table-cell table:style-name="Table1.A2" office:value-type="string">
            <text:p text:style-name="P13">Post ParticularProduct</text:p>
          </table:table-cell>
          <table:table-cell table:style-name="Table1.A2" office:value-type="string">
            <text:p text:style-name="P13">POST</text:p>
          </table:table-cell>
          <table:table-cell table:style-name="Table1.A2" office:value-type="string">
            <text:list xml:id="list3488400377" text:style-name="L1">
              <text:list-item>
                <text:p text:style-name="P18"><text:span text:style-name="T1">api_token</text:span><text:span text:style-name="T2">=9af18a5bd6d4bafb8c418c5b79fa6d7ba9899ad717e7825131378d143eae</text:span></text:p>
              </text:list-item>
              <text:list-item>
                <text:p text:style-name="P19"><text:span text:style-name="T1">0=name</text:span></text:p>
              </text:list-item>
              <text:list-item>
                <text:p text:style-name="P19"><text:span text:style-name="T1">1=</text:span><text:span text:style-name="T3">description</text:span></text:p>
              </text:list-item>
              <text:list-item>
                <text:p text:style-name="P20"><text:span text:style-name="T1">2=</text:span><text:span text:style-name="T3">price</text:span></text:p>
              </text:list-item>
              <text:list-item>
                <text:p text:style-name="P20"><text:span text:style-name="T1">8=</text:span><text:span text:style-name="T3">category_id</text:span></text:p>
              </text:list-item>
              <text:list-item>
                <text:p text:style-name="P20"><text:span text:style-name="T1">9=</text:span><text:span text:style-name="T3">customer_id</text:span></text:p>
              </text:list-item>
            </text:list>
            <text:p text:style-name="P2"/>
            <text:p text:style-name="P2"/>
          </table:table-cell>
          <table:table-cell table:style-name="Table1.A2" office:value-type="string">
            <text:p text:style-name="P2">http://45.63.115.17/api/products?api_token=9af18a5bd6d4bafb8c418c5b79fa6d7ba9899ad717e7825131378d143eae&amp;0=Watch&amp;1=only%20for%20men&amp;2=2000&amp;8=1&amp;9=2</text:p>
          </table:table-cell>
          <table:table-cell table:style-name="Table1.E2" office:value-type="string">
            <text:p text:style-name="P14"><text:span text:style-name="T12">Success response</text:span></text:p>
            <text:p text:style-name="P14"/>
            <text:p text:style-name="P14">[</text:p>
            <text:p text:style-name="P2"><text:tab/>"206"</text:p>
            <text:p text:style-name="P2">]</text:p>
          </table:table-cell>
        </table:table-row>
        <table:table-row>
          <table:table-cell table:style-name="Table1.A2" office:value-type="string">
            <text:p text:style-name="P15">Update Particular Product<text:span text:style-name="T13">(e.g product id =2 )</text:span></text:p>
          </table:table-cell>
          <table:table-cell table:style-name="Table1.A2" office:value-type="string">
            <text:p text:style-name="P15">PUT/PATCH</text:p>
          </table:table-cell>
          <table:table-cell table:style-name="Table1.A2" office:value-type="string">
            <text:list xml:id="list220544584602457" text:continue-numbering="true" text:style-name="L1">
              <text:list-item>
                <text:p text:style-name="P18"><text:span text:style-name="T1">api_token</text:span><text:span text:style-name="T2">=9af18a5bd6d4bafb8c418c5b79fa6d7ba9899ad717e7825131378d143eae</text:span></text:p>
              </text:list-item>
              <text:list-item>
                <text:p text:style-name="P19"><text:span text:style-name="T1">0=name</text:span></text:p>
              </text:list-item>
              <text:list-item>
                <text:p text:style-name="P19"><text:span text:style-name="T1">1=</text:span><text:span text:style-name="T3">description</text:span></text:p>
              </text:list-item>
              <text:list-item>
                <text:p text:style-name="P20"><text:span text:style-name="T1">2=</text:span><text:span text:style-name="T3">price</text:span></text:p>
              </text:list-item>
              <text:list-item>
                <text:p text:style-name="P20"><text:span text:style-name="T1">8=</text:span><text:span text:style-name="T3">category_id</text:span></text:p>
              </text:list-item>
              <text:list-item>
                <text:p text:style-name="P20"><text:span text:style-name="T1">9=</text:span><text:span text:style-name="T3">customer_id</text:span></text:p>
              </text:list-item>
            </text:list>
            <text:p text:style-name="P2"><text:soft-page-break/></text:p>
            <text:p text:style-name="P2"/>
          </table:table-cell>
          <table:table-cell table:style-name="Table1.A2" office:value-type="string">
            <text:p text:style-name="P2">http://45.63.115.17/api/products/2?0=boxer&amp;api_token=9af18a5bd6d4bafb8c418c5b79fa6d7ba9899ad717e7825131378d143eae</text:p>
          </table:table-cell>
          <table:table-cell table:style-name="Table1.E2" office:value-type="string">
            <text:p text:style-name="P16"><text:span text:style-name="T12">Success response</text:span></text:p>
            <text:p text:style-name="P2"/>
            <text:p text:style-name="P2">[</text:p>
            <text:p text:style-name="P2"><text:tab/>"207"</text:p>
            <text:p text:style-name="P2">]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, Menlo, Monaco, 'Ubuntu Mono', Consolas, 'Lucida Console', 'Courier New', 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7626in" style:type="center"/>
          <style:tab-stop style:position="13.5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9397" officeooo:paragraph-rsid="001f9397"/>
    </style:style>
    <style:page-layout style:name="Mpm1">
      <style:page-layout-properties fo:page-width="15.1in" fo:page-height="15.7598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header>
        <text:p text:style-name="MP1">`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1:01:37.585293908</meta:creation-date>
    <dc:date>2018-02-06T21:38:13.429488801</dc:date>
    <meta:editing-duration>PT21M9S</meta:editing-duration>
    <meta:editing-cycles>10</meta:editing-cycles>
    <meta:generator>LibreOffice/5.4.2.2$Linux_X86_64 LibreOffice_project/40m0$Build-2</meta:generator>
    <meta:document-statistic meta:table-count="1" meta:image-count="0" meta:object-count="0" meta:page-count="2" meta:paragraph-count="93" meta:word-count="174" meta:character-count="2403" meta:non-whitespace-character-count="2262"/>
  </office:meta>
</office:document-meta>
</file>